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F0" style:family="paragraph">
      <style:paragraph-properties fo:break-before="page"/>
    </style:style>
    <style:style style:name="T6" style:parent-style-name="Standaardalinea-lettertype" style:family="text">
      <style:text-properties fo:language="nl" fo:country="NL" style:language-asian="nl" style:country-asian="NL"/>
    </style:style>
    <style:style style:name="T7" style:parent-style-name="Standaardalinea-lettertype" style:family="text">
      <style:text-properties fo:color="#FFFFFF" fo:font-size="16pt" style:font-size-asian="16pt" style:font-size-complex="16pt"/>
    </style:style>
    <style:style style:name="T8" style:parent-style-name="Standaardalinea-lettertype" style:family="text">
      <style:text-properties fo:text-transform="uppercase" fo:color="#FFFFFF"/>
    </style:style>
    <style:style style:name="P9" style:parent-style-name="Geenafstand" style:family="paragraph">
      <style:paragraph-properties fo:border-top="none" fo:border-left="none" fo:border-bottom="0.0104in solid #7F7F7F" fo:border-right="none" fo:padding-top="0in" fo:padding-left="0in" fo:padding-bottom="0.0555in" fo:padding-right="0in" style:shadow="none"/>
    </style:style>
    <style:style style:name="T10" style:parent-style-name="Standaardalinea-lettertype" style:family="text">
      <style:text-properties style:font-name="Calibri Light" fo:color="#595959" fo:font-size="54pt" style:font-size-asian="54pt" style:font-size-complex="54pt"/>
    </style:style>
    <style:style style:name="P11" style:parent-style-name="Geenafstand" style:family="paragraph">
      <style:paragraph-properties fo:margin-top="0.1666in"/>
    </style:style>
    <style:style style:name="T12" style:parent-style-name="Standaardalinea-lettertype" style:family="text">
      <style:text-properties fo:text-transform="uppercase" fo:color="#44546A" fo:font-size="18pt" style:font-size-asian="18pt" style:font-size-complex="18pt"/>
    </style:style>
    <style:style style:name="P13" style:parent-style-name="Standaard" style:family="paragraph">
      <style:paragraph-properties fo:break-before="page"/>
    </style:style>
    <style:style style:name="P14" style:parent-style-name="Kop1" style:family="paragraph">
      <style:text-properties fo:language="nl" fo:country="NL"/>
    </style:style>
    <style:style style:name="P15" style:parent-style-name="Standaard" style:family="paragraph">
      <style:paragraph-properties fo:break-before="page"/>
      <style:text-properties fo:hyphenate="true"/>
    </style:style>
    <style:style style:name="P16" style:parent-style-name="Kop1" style:family="paragraph">
      <style:text-properties fo:language="nl" fo:country="NL"/>
    </style:style>
    <style:style style:name="P17" style:parent-style-name="Inhopg1" style:family="paragraph">
      <style:paragraph-properties>
        <style:tab-stops>
          <style:tab-stop style:type="right" style:leader-style="dotted" style:leader-text="." style:position="9.718in"/>
        </style:tab-stops>
      </style:paragraph-properties>
    </style:style>
    <style:style style:name="T18" style:parent-style-name="Hyperlink" style:family="text">
      <style:text-properties fo:language="nl" fo:country="NL"/>
    </style:style>
    <style:style style:name="P19" style:parent-style-name="Inhopg1" style:family="paragraph">
      <style:paragraph-properties>
        <style:tab-stops>
          <style:tab-stop style:type="right" style:leader-style="dotted" style:leader-text="." style:position="9.718in"/>
        </style:tab-stops>
      </style:paragraph-properties>
    </style:style>
    <style:style style:name="T20" style:parent-style-name="Hyperlink" style:family="text">
      <style:text-properties fo:language="nl" fo:country="NL"/>
    </style:style>
    <style:style style:name="P21" style:parent-style-name="Inhopg1" style:family="paragraph">
      <style:paragraph-properties>
        <style:tab-stops>
          <style:tab-stop style:type="right" style:leader-style="dotted" style:leader-text="." style:position="9.718in"/>
        </style:tab-stops>
      </style:paragraph-properties>
    </style:style>
    <style:style style:name="T22" style:parent-style-name="Hyperlink" style:family="text">
      <style:text-properties fo:language="nl" fo:country="NL"/>
    </style:style>
    <style:style style:name="P23" style:parent-style-name="Inhopg1" style:family="paragraph">
      <style:paragraph-properties>
        <style:tab-stops>
          <style:tab-stop style:type="right" style:leader-style="dotted" style:leader-text="." style:position="9.718in"/>
        </style:tab-stops>
      </style:paragraph-properties>
    </style:style>
    <style:style style:name="T24" style:parent-style-name="Hyperlink" style:family="text">
      <style:text-properties fo:language="nl" fo:country="NL"/>
    </style:style>
    <style:style style:name="P25" style:parent-style-name="Standaard" style:family="paragraph">
      <style:text-properties fo:language="nl" fo:country="NL" fo:hyphenate="true"/>
    </style:style>
    <style:style style:name="P26" style:parent-style-name="Standaard" style:family="paragraph">
      <style:text-properties fo:language="nl" fo:country="NL"/>
    </style:style>
    <style:style style:name="P27" style:parent-style-name="Standaard" style:family="paragraph">
      <style:text-properties fo:hyphenate="true"/>
    </style:style>
    <style:style style:name="P28" style:parent-style-name="Kop1" style:family="paragraph">
      <style:paragraph-properties fo:break-before="page"/>
      <style:text-properties fo:language="nl" fo:country="NL"/>
    </style:style>
    <style:style style:name="P29" style:parent-style-name="Standaard" style:family="paragraph">
      <style:text-properties fo:language="nl" fo:country="NL"/>
    </style:style>
    <style:style style:name="P30" style:parent-style-name="Standaard" style:family="paragraph">
      <style:text-properties fo:language="nl" fo:country="NL"/>
    </style:style>
    <style:style style:name="P31" style:parent-style-name="Lijstalinea" style:family="paragraph">
      <style:text-properties fo:language="nl" fo:country="NL"/>
    </style:style>
    <style:style style:name="P32" style:parent-style-name="Lijstalinea" style:family="paragraph">
      <style:text-properties fo:language="nl" fo:country="NL"/>
    </style:style>
    <style:style style:name="P33" style:parent-style-name="Lijstalinea" style:family="paragraph">
      <style:text-properties fo:language="nl" fo:country="NL"/>
    </style:style>
    <style:style style:name="P34" style:parent-style-name="Standaard" style:family="paragraph">
      <style:text-properties fo:language="nl" fo:country="NL"/>
    </style:style>
    <style:style style:name="P35" style:parent-style-name="Lijstalinea" style:family="paragraph">
      <style:text-properties fo:language="nl" fo:country="NL"/>
    </style:style>
    <style:style style:name="P36" style:parent-style-name="Lijstalinea" style:family="paragraph">
      <style:text-properties fo:language="nl" fo:country="NL"/>
    </style:style>
    <style:style style:name="P37" style:parent-style-name="Lijstalinea" style:family="paragraph">
      <style:text-properties fo:language="nl" fo:country="NL"/>
    </style:style>
    <style:style style:name="P38" style:parent-style-name="Lijstalinea" style:family="paragraph">
      <style:text-properties fo:language="nl" fo:country="NL"/>
    </style:style>
    <style:style style:name="P39" style:parent-style-name="Lijstalinea" style:family="paragraph">
      <style:text-properties fo:language="nl" fo:country="NL"/>
    </style:style>
    <style:style style:name="P40" style:parent-style-name="Lijstalinea" style:family="paragraph">
      <style:text-properties fo:language="nl" fo:country="NL"/>
    </style:style>
    <style:style style:name="P41" style:parent-style-name="Standaard" style:family="paragraph">
      <style:paragraph-properties fo:margin-left="0.25in">
        <style:tab-stops/>
      </style:paragraph-properties>
      <style:text-properties fo:language="nl" fo:country="NL"/>
    </style:style>
    <style:style style:name="P42" style:parent-style-name="Lijstalinea" style:family="paragraph">
      <style:text-properties fo:language="nl" fo:country="NL"/>
    </style:style>
    <style:style style:name="P43" style:parent-style-name="Lijstalinea" style:family="paragraph">
      <style:text-properties fo:language="nl" fo:country="NL"/>
    </style:style>
    <style:style style:name="P44" style:parent-style-name="Lijstalinea" style:family="paragraph">
      <style:text-properties fo:language="nl" fo:country="NL"/>
    </style:style>
    <style:style style:name="P45" style:parent-style-name="Lijstalinea" style:family="paragraph">
      <style:text-properties fo:language="nl" fo:country="NL"/>
    </style:style>
    <style:style style:name="P46" style:parent-style-name="Lijstalinea" style:family="paragraph">
      <style:text-properties fo:language="nl" fo:country="NL"/>
    </style:style>
    <style:style style:name="P47" style:parent-style-name="Lijstalinea" style:family="paragraph">
      <style:text-properties fo:language="nl" fo:country="NL"/>
    </style:style>
    <style:style style:name="P48" style:parent-style-name="Lijstalinea" style:family="paragraph">
      <style:text-properties fo:language="nl" fo:country="NL"/>
    </style:style>
    <style:style style:name="P49" style:parent-style-name="Lijstalinea" style:family="paragraph">
      <style:text-properties fo:language="nl" fo:country="NL"/>
    </style:style>
    <style:style style:name="P50" style:parent-style-name="Lijstalinea" style:family="paragraph">
      <style:text-properties fo:language="nl" fo:country="NL"/>
    </style:style>
    <style:style style:name="P51" style:parent-style-name="Lijstalinea" style:family="paragraph">
      <style:text-properties fo:language="nl" fo:country="NL"/>
    </style:style>
    <style:style style:name="P52" style:parent-style-name="Lijstalinea" style:family="paragraph">
      <style:text-properties fo:language="nl" fo:country="NL"/>
    </style:style>
    <style:style style:name="P53" style:parent-style-name="Standaard" style:family="paragraph">
      <style:paragraph-properties fo:margin-left="0.25in">
        <style:tab-stops/>
      </style:paragraph-properties>
      <style:text-properties fo:language="nl" fo:country="NL"/>
    </style:style>
    <style:style style:name="P54" style:parent-style-name="Lijstalinea" style:family="paragraph">
      <style:text-properties fo:language="nl" fo:country="NL"/>
    </style:style>
    <style:style style:name="P55" style:parent-style-name="Lijstalinea" style:family="paragraph"/>
    <style:style style:name="T56" style:parent-style-name="Standaardalinea-lettertype" style:family="text">
      <style:text-properties fo:language="nl" fo:country="NL"/>
    </style:style>
    <style:style style:name="T57" style:parent-style-name="Standaardalinea-lettertype" style:family="text">
      <style:text-properties style:text-position="super 63.6%" fo:language="nl" fo:country="NL"/>
    </style:style>
    <style:style style:name="T58" style:parent-style-name="Standaardalinea-lettertype" style:family="text">
      <style:text-properties fo:language="nl" fo:country="NL"/>
    </style:style>
    <style:style style:name="T59" style:parent-style-name="Standaardalinea-lettertype" style:family="text">
      <style:text-properties style:text-position="super 63.6%" fo:language="nl" fo:country="NL"/>
    </style:style>
    <style:style style:name="T60" style:parent-style-name="Standaardalinea-lettertype" style:family="text">
      <style:text-properties fo:language="nl" fo:country="NL"/>
    </style:style>
    <style:style style:name="T61" style:parent-style-name="Standaardalinea-lettertype" style:family="text">
      <style:text-properties fo:language="nl" fo:country="NL"/>
    </style:style>
    <style:style style:name="T62" style:parent-style-name="Standaardalinea-lettertype" style:family="text">
      <style:text-properties style:text-position="super 63.6%" fo:language="nl" fo:country="NL"/>
    </style:style>
    <style:style style:name="T63" style:parent-style-name="Standaardalinea-lettertype" style:family="text">
      <style:text-properties fo:language="nl" fo:country="NL"/>
    </style:style>
    <style:style style:name="T64" style:parent-style-name="Standaardalinea-lettertype" style:family="text">
      <style:text-properties style:text-position="super 63.6%" fo:language="nl" fo:country="NL"/>
    </style:style>
    <style:style style:name="T65" style:parent-style-name="Standaardalinea-lettertype" style:family="text">
      <style:text-properties fo:language="nl" fo:country="NL"/>
    </style:style>
    <style:style style:name="T66" style:parent-style-name="Standaardalinea-lettertype" style:family="text">
      <style:text-properties fo:language="nl" fo:country="NL"/>
    </style:style>
    <style:style style:name="T67" style:parent-style-name="Standaardalinea-lettertype" style:family="text">
      <style:text-properties style:text-position="super 63.6%" fo:language="nl" fo:country="NL"/>
    </style:style>
    <style:style style:name="T68" style:parent-style-name="Standaardalinea-lettertype" style:family="text">
      <style:text-properties fo:language="nl" fo:country="NL"/>
    </style:style>
    <style:style style:name="P69" style:parent-style-name="Lijstalinea" style:family="paragraph">
      <style:text-properties fo:language="nl" fo:country="NL"/>
    </style:style>
    <style:style style:name="P70" style:parent-style-name="Lijstalinea" style:family="paragraph">
      <style:text-properties fo:language="nl" fo:country="NL"/>
    </style:style>
    <style:style style:name="P71" style:parent-style-name="Lijstalinea" style:family="paragraph">
      <style:text-properties fo:language="nl" fo:country="NL"/>
    </style:style>
    <style:style style:name="P72" style:parent-style-name="Lijstalinea" style:family="paragraph">
      <style:text-properties fo:language="nl" fo:country="NL"/>
    </style:style>
    <style:style style:name="P73" style:parent-style-name="Lijstalinea" style:family="paragraph">
      <style:text-properties fo:language="nl" fo:country="NL"/>
    </style:style>
    <style:style style:name="P74" style:parent-style-name="Lijstalinea" style:family="paragraph">
      <style:text-properties fo:language="nl" fo:country="NL"/>
    </style:style>
    <style:style style:name="P75" style:parent-style-name="Lijstalinea" style:family="paragraph">
      <style:text-properties fo:language="nl" fo:country="NL"/>
    </style:style>
    <style:style style:name="P76" style:parent-style-name="Standaard" style:family="paragraph">
      <style:paragraph-properties fo:break-before="page"/>
      <style:text-properties fo:language="nl" fo:country="NL" fo:hyphenate="true"/>
    </style:style>
    <style:style style:name="T77" style:parent-style-name="Standaardalinea-lettertype" style:family="text">
      <style:text-properties fo:language="nl" fo:country="NL" style:language-asian="nl" style:country-asian="NL"/>
    </style:style>
    <style:style style:name="T78" style:parent-style-name="Standaardalinea-lettertype" style:family="text">
      <style:text-properties fo:language="nl" fo:country="NL"/>
    </style:style>
    <style:style style:name="T79" style:parent-style-name="Standaardalinea-lettertype" style:family="text">
      <style:text-properties fo:language="nl" fo:country="NL" style:language-asian="nl" style:country-asian="NL"/>
    </style:style>
    <style:style style:name="T80" style:parent-style-name="Standaardalinea-lettertype" style:family="text">
      <style:text-properties fo:language="nl" fo:country="NL"/>
    </style:style>
    <style:style style:name="T81" style:parent-style-name="Standaardalinea-lettertype" style:family="text">
      <style:text-properties fo:language="nl" fo:country="NL"/>
    </style:style>
    <style:style style:name="T82" style:parent-style-name="Standaardalinea-lettertype" style:family="text">
      <style:text-properties fo:language="nl" fo:country="NL" style:language-asian="nl" style:country-asian="NL"/>
    </style:style>
    <style:style style:name="T83" style:parent-style-name="Standaardalinea-lettertype" style:family="text">
      <style:text-properties fo:language="nl" fo:country="NL" style:language-asian="nl" style:country-asian="NL"/>
    </style:style>
    <style:style style:name="T84" style:parent-style-name="Standaardalinea-lettertype" style:family="text">
      <style:text-properties fo:language="nl" fo:country="NL" style:language-asian="nl" style:country-asian="NL"/>
    </style:style>
    <style:style style:name="T85" style:parent-style-name="Standaardalinea-lettertype" style:family="text">
      <style:text-properties fo:language="nl" fo:country="NL" style:language-asian="nl" style:country-asian="NL"/>
    </style:style>
    <style:style style:name="T86" style:parent-style-name="Standaardalinea-lettertype" style:family="text">
      <style:text-properties fo:language="nl" fo:country="NL" style:language-asian="nl" style:country-asian="NL"/>
    </style:style>
    <style:style style:name="T87" style:parent-style-name="Standaardalinea-lettertype" style:family="text">
      <style:text-properties fo:language="nl" fo:country="NL"/>
    </style:style>
    <style:style style:name="T88" style:parent-style-name="Standaardalinea-lettertype" style:family="text">
      <style:text-properties fo:font-size="20pt" style:font-size-asian="20pt" style:font-size-complex="20pt"/>
    </style:style>
    <style:style style:name="T89" style:parent-style-name="Standaardalinea-lettertype" style:family="text">
      <style:text-properties fo:language="nl" fo:country="NL" style:language-asian="nl" style:country-asian="NL"/>
    </style:style>
    <style:style style:name="T90" style:parent-style-name="Standaardalinea-lettertype" style:family="text">
      <style:text-properties fo:language="nl" fo:country="NL" style:language-asian="nl" style:country-asian="NL"/>
    </style:style>
    <style:style style:name="T91" style:parent-style-name="Standaardalinea-lettertype" style:family="text">
      <style:text-properties fo:language="nl" fo:country="NL" style:language-asian="nl" style:country-asian="NL"/>
    </style:style>
    <style:style style:name="T92" style:parent-style-name="Standaardalinea-lettertype" style:family="text">
      <style:text-properties fo:language="nl" fo:country="NL" style:language-asian="nl" style:country-asian="NL"/>
    </style:style>
    <style:style style:name="P93" style:parent-style-name="Standaard" style:family="paragraph">
      <style:text-properties fo:font-size="20pt" style:font-size-asian="20pt" style:font-size-complex="20pt"/>
    </style:style>
    <style:style style:name="T94" style:parent-style-name="Standaardalinea-lettertype" style:family="text">
      <style:text-properties fo:language="nl" fo:country="NL" style:language-asian="nl" style:country-asian="NL"/>
    </style:style>
    <style:style style:name="T95" style:parent-style-name="Standaardalinea-lettertype" style:family="text">
      <style:text-properties fo:language="nl" fo:country="NL" style:language-asian="nl" style:country-asian="NL"/>
    </style:style>
    <style:style style:name="T96" style:parent-style-name="Standaardalinea-lettertype" style:family="text">
      <style:text-properties fo:language="nl" fo:country="NL" style:language-asian="nl" style:country-asian="NL"/>
    </style:style>
    <style:style style:name="T97" style:parent-style-name="Standaardalinea-lettertype" style:family="text">
      <style:text-properties fo:language="nl" fo:country="NL" style:language-asian="nl" style:country-asian="NL"/>
    </style:style>
    <style:style style:name="T98" style:parent-style-name="Standaardalinea-lettertype" style:family="text">
      <style:text-properties fo:language="nl" fo:country="NL" style:language-asian="nl" style:country-asian="NL"/>
    </style:style>
    <style:style style:name="T99" style:parent-style-name="Standaardalinea-lettertype" style:family="text">
      <style:text-properties fo:language="nl" fo:country="NL" style:language-asian="nl" style:country-asian="NL"/>
    </style:style>
    <style:style style:name="P100" style:parent-style-name="Standaard" style:family="paragraph">
      <style:text-properties fo:text-shadow="0in 0.0277in 0.0416in #6E747A" fo:color="#5B9BD5" fo:font-size="25pt" style:font-size-asian="25pt" style:font-size-complex="25pt"/>
    </style:style>
    <style:style style:name="T101" style:parent-style-name="Standaardalinea-lettertype" style:family="text">
      <style:text-properties fo:language="nl" fo:country="NL" style:language-asian="nl" style:country-asian="NL"/>
    </style:style>
    <style:style style:name="T102" style:parent-style-name="Standaardalinea-lettertype" style:family="text">
      <style:text-properties fo:language="nl" fo:country="NL" style:language-asian="nl" style:country-asian="NL"/>
    </style:style>
    <style:style style:name="T103" style:parent-style-name="Standaardalinea-lettertype" style:family="text">
      <style:text-properties fo:language="nl" fo:country="NL" style:language-asian="nl" style:country-asian="NL"/>
    </style:style>
    <style:style style:name="T104" style:parent-style-name="Standaardalinea-lettertype" style:family="text">
      <style:text-properties fo:language="nl" fo:country="NL" style:language-asian="nl" style:country-asian="NL"/>
    </style:style>
    <style:style style:name="T105" style:parent-style-name="Standaardalinea-lettertype" style:family="text">
      <style:text-properties fo:language="nl" fo:country="NL" style:language-asian="nl" style:country-asian="NL"/>
    </style:style>
    <style:style style:name="T106" style:parent-style-name="Standaardalinea-lettertype" style:family="text">
      <style:text-properties fo:language="nl" fo:country="NL" style:language-asian="nl" style:country-asian="NL"/>
    </style:style>
    <style:style style:name="T107" style:parent-style-name="Standaardalinea-lettertype" style:family="text">
      <style:text-properties fo:language="nl" fo:country="NL" style:language-asian="nl" style:country-asian="NL"/>
    </style:style>
    <style:style style:name="T108" style:parent-style-name="Standaardalinea-lettertype" style:family="text">
      <style:text-properties fo:language="nl" fo:country="NL" style:language-asian="nl" style:country-asian="NL"/>
    </style:style>
    <style:style style:name="P109" style:parent-style-name="Standaard" style:family="paragraph">
      <style:paragraph-properties fo:break-before="page"/>
      <style:text-properties fo:language="nl" fo:country="NL"/>
    </style:style>
    <style:style style:name="P110" style:parent-style-name="Standaard" style:family="paragraph">
      <style:text-properties fo:hyphenate="true"/>
    </style:style>
    <style:style style:name="T111" style:parent-style-name="Standaardalinea-lettertype" style:family="text">
      <style:text-properties fo:language="nl" fo:country="NL" style:language-asian="nl" style:country-asian="NL"/>
    </style:style>
    <style:style style:name="P112" style:parent-style-name="Standaard" style:family="paragraph">
      <style:paragraph-properties fo:text-align="center"/>
    </style:style>
    <style:style style:name="T113" style:parent-style-name="Standaardalinea-lettertype" style:family="text">
      <style:text-properties fo:language="nl" fo:country="NL" style:language-asian="nl" style:country-asian="NL"/>
    </style:style>
    <style:style style:name="P114" style:parent-style-name="Standaard" style:family="paragraph">
      <style:paragraph-properties fo:text-align="center"/>
      <style:text-properties fo:color="#000000" fo:font-size="20pt" style:font-size-asian="20pt" style:font-size-complex="20pt"/>
    </style:style>
    <style:style style:name="T115" style:parent-style-name="Standaardalinea-lettertype" style:family="text">
      <style:text-properties fo:language="nl" fo:country="NL"/>
    </style:style>
    <style:style style:name="P116" style:parent-style-name="Standaard" style:family="paragraph">
      <style:text-properties fo:hyphenate="true"/>
    </style:style>
    <style:style style:name="T117" style:parent-style-name="Standaardalinea-lettertype" style:family="text">
      <style:text-properties fo:language="nl" fo:country="NL" style:language-asian="nl" style:country-asian="NL"/>
    </style:style>
    <style:style style:name="T118" style:parent-style-name="Standaardalinea-lettertype" style:family="text">
      <style:text-properties fo:language="nl" fo:country="NL" style:language-asian="nl" style:country-asian="NL"/>
    </style:style>
    <style:style style:name="T119" style:parent-style-name="Standaardalinea-lettertype" style:family="text">
      <style:text-properties fo:language="nl" fo:country="NL" style:language-asian="nl" style:country-asian="NL"/>
    </style:style>
    <style:style style:name="P120" style:parent-style-name="Standaard" style:family="paragraph">
      <style:paragraph-properties fo:text-align="center"/>
      <style:text-properties fo:color="#000000" fo:language="nl" fo:country="NL"/>
    </style:style>
    <style:style style:name="T121" style:parent-style-name="Standaardalinea-lettertype" style:family="text">
      <style:text-properties fo:language="nl" fo:country="NL" style:language-asian="nl" style:country-asian="NL"/>
    </style:style>
    <style:style style:name="P122" style:parent-style-name="Standaard" style:family="paragraph">
      <style:paragraph-properties fo:text-align="center"/>
      <style:text-properties fo:color="#000000"/>
    </style:style>
    <style:style style:name="T123" style:parent-style-name="Standaardalinea-lettertype" style:family="text">
      <style:text-properties fo:language="nl" fo:country="NL" style:language-asian="nl" style:country-asian="NL"/>
    </style:style>
    <style:style style:name="P124" style:parent-style-name="Standaard" style:family="paragraph">
      <style:paragraph-properties fo:text-align="center"/>
      <style:text-properties fo:color="#000000"/>
    </style:style>
    <style:style style:name="T125" style:parent-style-name="Standaardalinea-lettertype" style:family="text">
      <style:text-properties fo:language="nl" fo:country="NL" style:language-asian="nl" style:country-asian="NL"/>
    </style:style>
    <style:style style:name="P126" style:parent-style-name="Standaard" style:family="paragraph">
      <style:paragraph-properties fo:text-align="center"/>
      <style:text-properties fo:color="#000000"/>
    </style:style>
    <style:style style:name="P127" style:parent-style-name="Standaard" style:family="paragraph">
      <style:paragraph-properties fo:text-align="center"/>
      <style:text-properties fo:color="#000000"/>
    </style:style>
    <style:style style:name="T128" style:parent-style-name="Standaardalinea-lettertype" style:family="text">
      <style:text-properties fo:language="nl" fo:country="NL" style:language-asian="nl" style:country-asian="NL"/>
    </style:style>
    <style:style style:name="P129" style:parent-style-name="Standaard" style:family="paragraph">
      <style:paragraph-properties fo:text-align="center"/>
      <style:text-properties fo:color="#000000" fo:font-size="12pt" style:font-size-asian="12pt" style:font-size-complex="12pt"/>
    </style:style>
    <style:style style:name="P130" style:parent-style-name="Standaard" style:family="paragraph">
      <style:paragraph-properties fo:text-align="center"/>
      <style:text-properties fo:color="#000000" fo:font-size="12pt" style:font-size-asian="12pt" style:font-size-complex="12pt"/>
    </style:style>
    <style:style style:name="T131" style:parent-style-name="Standaardalinea-lettertype" style:family="text">
      <style:text-properties fo:language="nl" fo:country="NL" style:language-asian="nl" style:country-asian="NL"/>
    </style:style>
    <style:style style:name="T132" style:parent-style-name="Standaardalinea-lettertype" style:family="text">
      <style:text-properties fo:language="nl" fo:country="NL" style:language-asian="nl" style:country-asian="NL"/>
    </style:style>
    <style:style style:name="P133" style:parent-style-name="Standaard" style:family="paragraph">
      <style:paragraph-properties fo:text-align="center"/>
      <style:text-properties fo:color="#000000"/>
    </style:style>
    <style:style style:name="T134" style:parent-style-name="Standaardalinea-lettertype" style:family="text">
      <style:text-properties fo:language="nl" fo:country="NL" style:language-asian="nl" style:country-asian="NL"/>
    </style:style>
    <style:style style:name="P135" style:parent-style-name="Standaard" style:family="paragraph">
      <style:paragraph-properties fo:text-align="center"/>
      <style:text-properties fo:color="#000000"/>
    </style:style>
    <style:style style:name="T136" style:parent-style-name="Standaardalinea-lettertype" style:family="text">
      <style:text-properties fo:language="nl" fo:country="NL" style:language-asian="nl" style:country-asian="NL"/>
    </style:style>
    <style:style style:name="P137" style:parent-style-name="Standaard" style:family="paragraph">
      <style:paragraph-properties fo:break-before="page"/>
      <style:text-properties fo:language="nl" fo:country="NL" fo:hyphenate="true"/>
    </style:style>
    <style:style style:name="P138" style:parent-style-name="Standaard" style:family="paragraph">
      <style:text-properties fo:hyphenate="true"/>
    </style:style>
    <style:style style:name="T139" style:parent-style-name="Standaardalinea-lettertype" style:family="text">
      <style:text-properties fo:language="nl" fo:country="NL" style:language-asian="nl" style:country-asian="NL"/>
    </style:style>
    <style:style style:name="P140" style:parent-style-name="Standaard" style:family="paragraph">
      <style:paragraph-properties fo:text-align="center"/>
      <style:text-properties fo:text-shadow="0.0145in 0.0145in 0.0416in #000000" fo:color="#000000"/>
    </style:style>
    <style:style style:name="T141" style:parent-style-name="Standaardalinea-lettertype" style:family="text">
      <style:text-properties fo:language="nl" fo:country="NL" style:language-asian="nl" style:country-asian="NL"/>
    </style:style>
    <style:style style:name="P142" style:parent-style-name="Standaard" style:family="paragraph">
      <style:paragraph-properties fo:text-align="center"/>
      <style:text-properties fo:color="#000000"/>
    </style:style>
    <style:style style:name="T143" style:parent-style-name="Standaardalinea-lettertype" style:family="text">
      <style:text-properties fo:language="nl" fo:country="NL" style:language-asian="nl" style:country-asian="NL"/>
    </style:style>
    <style:style style:name="P144" style:parent-style-name="Standaard" style:family="paragraph">
      <style:paragraph-properties fo:text-align="center"/>
      <style:text-properties fo:color="#000000"/>
    </style:style>
    <style:style style:name="T145" style:parent-style-name="Standaardalinea-lettertype" style:family="text">
      <style:text-properties fo:language="nl" fo:country="NL" style:language-asian="nl" style:country-asian="NL"/>
    </style:style>
    <style:style style:name="P146" style:parent-style-name="Standaard" style:family="paragraph">
      <style:paragraph-properties fo:text-align="center"/>
      <style:text-properties fo:color="#000000"/>
    </style:style>
    <style:style style:name="T147" style:parent-style-name="Standaardalinea-lettertype" style:family="text">
      <style:text-properties fo:language="nl" fo:country="NL" style:language-asian="nl" style:country-asian="NL"/>
    </style:style>
    <style:style style:name="P148" style:parent-style-name="Standaard" style:family="paragraph">
      <style:paragraph-properties fo:text-align="center"/>
      <style:text-properties fo:color="#000000"/>
    </style:style>
    <style:style style:name="T149" style:parent-style-name="Standaardalinea-lettertype" style:family="text">
      <style:text-properties fo:language="nl" fo:country="NL" style:language-asian="nl" style:country-asian="NL"/>
    </style:style>
    <style:style style:name="T150" style:parent-style-name="Standaardalinea-lettertype" style:family="text">
      <style:text-properties fo:language="nl" fo:country="NL"/>
    </style:style>
    <style:style style:name="T151" style:parent-style-name="Standaardalinea-lettertype" style:family="text">
      <style:text-properties fo:language="nl" fo:country="NL" style:language-asian="nl" style:country-asian="NL"/>
    </style:style>
    <style:style style:name="P152" style:parent-style-name="Standaard" style:family="paragraph">
      <style:paragraph-properties fo:text-align="center"/>
      <style:text-properties fo:font-weight="bold" style:font-weight-asian="bold" fo:font-style="italic" style:font-style-asian="italic" fo:color="#00B050" fo:font-size="15pt" style:font-size-asian="15pt" style:font-size-complex="15pt"/>
    </style:style>
    <style:style style:name="T153" style:parent-style-name="Standaardalinea-lettertype" style:family="text">
      <style:text-properties fo:language="nl" fo:country="NL" style:language-asian="nl" style:country-asian="NL"/>
    </style:style>
    <style:style style:name="T154" style:parent-style-name="Standaardalinea-lettertype" style:family="text">
      <style:text-properties fo:language="nl" fo:country="NL" style:language-asian="nl" style:country-asian="NL"/>
    </style:style>
    <style:style style:name="T155" style:parent-style-name="Standaardalinea-lettertype" style:family="text">
      <style:text-properties fo:language="nl" fo:country="NL" style:language-asian="nl" style:country-asian="NL"/>
    </style:style>
    <style:style style:name="T156" style:parent-style-name="Standaardalinea-lettertype" style:family="text">
      <style:text-properties fo:language="nl" fo:country="NL" style:language-asian="nl" style:country-asian="NL"/>
    </style:style>
    <style:style style:name="P157" style:parent-style-name="Standaard" style:family="paragraph">
      <style:paragraph-properties fo:text-align="center"/>
      <style:text-properties fo:color="#000000"/>
    </style:style>
    <style:style style:name="T158" style:parent-style-name="Standaardalinea-lettertype" style:family="text">
      <style:text-properties fo:language="nl" fo:country="NL" style:language-asian="nl" style:country-asian="NL"/>
    </style:style>
    <style:style style:name="P159" style:parent-style-name="Standaard" style:family="paragraph">
      <style:paragraph-properties fo:text-align="center"/>
      <style:text-properties fo:color="#000000"/>
    </style:style>
    <style:style style:name="T160" style:parent-style-name="Standaardalinea-lettertype" style:family="text">
      <style:text-properties fo:language="nl" fo:country="NL" style:language-asian="nl" style:country-asian="NL"/>
    </style:style>
    <style:style style:name="T161" style:parent-style-name="Standaardalinea-lettertype" style:family="text">
      <style:text-properties fo:language="nl" fo:country="NL" style:language-asian="nl" style:country-asian="NL"/>
    </style:style>
    <style:style style:name="T162" style:parent-style-name="Standaardalinea-lettertype" style:family="text">
      <style:text-properties fo:language="nl" fo:country="NL" style:language-asian="nl" style:country-asian="NL"/>
    </style:style>
    <style:style style:name="P163" style:parent-style-name="Standaard" style:family="paragraph">
      <style:paragraph-properties fo:text-align="center"/>
      <style:text-properties fo:color="#000000"/>
    </style:style>
    <style:style style:name="T164" style:parent-style-name="Standaardalinea-lettertype" style:family="text">
      <style:text-properties fo:language="nl" fo:country="NL" style:language-asian="nl" style:country-asian="NL"/>
    </style:style>
    <style:style style:name="P165" style:parent-style-name="Standaard" style:family="paragraph">
      <style:paragraph-properties fo:text-align="center"/>
      <style:text-properties fo:color="#000000"/>
    </style:style>
    <style:style style:name="T166" style:parent-style-name="Standaardalinea-lettertype" style:family="text">
      <style:text-properties fo:language="nl" fo:country="NL" style:language-asian="nl" style:country-asian="NL"/>
    </style:style>
    <style:style style:name="P167" style:parent-style-name="Standaard" style:family="paragraph">
      <style:paragraph-properties fo:text-align="center"/>
      <style:text-properties fo:color="#000000"/>
    </style:style>
    <style:style style:name="T168" style:parent-style-name="Standaardalinea-lettertype" style:family="text">
      <style:text-properties fo:language="nl" fo:country="NL" style:language-asian="nl" style:country-asian="NL"/>
    </style:style>
    <style:style style:name="P169" style:parent-style-name="Standaard" style:family="paragraph">
      <style:paragraph-properties fo:text-align="center"/>
      <style:text-properties fo:color="#000000"/>
    </style:style>
    <style:style style:name="T170" style:parent-style-name="Standaardalinea-lettertype" style:family="text">
      <style:text-properties fo:language="nl" fo:country="NL" style:language-asian="nl" style:country-asian="NL"/>
    </style:style>
    <style:style style:name="P171" style:parent-style-name="Standaard" style:family="paragraph">
      <style:paragraph-properties fo:text-align="center"/>
      <style:text-properties fo:color="#000000"/>
    </style:style>
    <style:style style:name="T172" style:parent-style-name="Standaardalinea-lettertype" style:family="text">
      <style:text-properties fo:language="nl" fo:country="NL" style:language-asian="nl" style:country-asian="NL"/>
    </style:style>
    <style:style style:name="P173" style:parent-style-name="Standaard" style:family="paragraph">
      <style:paragraph-properties fo:text-align="center"/>
      <style:text-properties fo:color="#000000"/>
    </style:style>
    <style:style style:name="T174" style:parent-style-name="Standaardalinea-lettertype" style:family="text">
      <style:text-properties fo:language="nl" fo:country="NL" style:language-asian="nl" style:country-asian="NL"/>
    </style:style>
    <style:style style:name="P175" style:parent-style-name="Standaard" style:family="paragraph">
      <style:paragraph-properties fo:text-align="center"/>
      <style:text-properties fo:color="#000000"/>
    </style:style>
    <style:style style:name="T176" style:parent-style-name="Standaardalinea-lettertype" style:family="text">
      <style:text-properties fo:language="nl" fo:country="NL" style:language-asian="nl" style:country-asian="NL"/>
    </style:style>
    <style:style style:name="P177" style:parent-style-name="Standaard" style:family="paragraph">
      <style:paragraph-properties fo:text-align="center"/>
      <style:text-properties fo:color="#000000"/>
    </style:style>
    <style:style style:name="T178" style:parent-style-name="Standaardalinea-lettertype" style:family="text">
      <style:text-properties fo:language="nl" fo:country="NL" style:language-asian="nl" style:country-asian="NL"/>
    </style:style>
    <style:style style:name="P179" style:parent-style-name="Standaard" style:family="paragraph">
      <style:paragraph-properties fo:text-align="center"/>
      <style:text-properties fo:color="#000000"/>
    </style:style>
    <style:style style:name="T180" style:parent-style-name="Standaardalinea-lettertype" style:family="text">
      <style:text-properties fo:language="nl" fo:country="NL" style:language-asian="nl" style:country-asian="NL"/>
    </style:style>
    <style:style style:name="P181" style:parent-style-name="Standaard" style:family="paragraph">
      <style:paragraph-properties fo:break-before="page"/>
      <style:text-properties fo:language="nl" fo:country="NL" fo:hyphenate="true"/>
    </style:style>
    <style:style style:name="P182" style:parent-style-name="Standaard" style:family="paragraph">
      <style:paragraph-properties fo:break-before="page"/>
      <style:text-properties fo:language="nl" fo:country="NL"/>
    </style:style>
    <style:style style:name="P183" style:parent-style-name="Standaard" style:family="paragraph">
      <style:text-properties fo:language="nl" fo:country="NL"/>
    </style:style>
    <style:style style:name="P184" style:parent-style-name="Standaard" style:family="paragraph">
      <style:text-properties fo:language="nl" fo:country="NL"/>
    </style:style>
    <style:style style:name="P185" style:parent-style-name="Standaard" style:family="paragraph">
      <style:text-properties fo:language="nl" fo:country="NL"/>
    </style:style>
    <style:style style:name="P186" style:parent-style-name="Standaard" style:family="paragraph">
      <style:text-properties fo:language="nl" fo:country="NL"/>
    </style:style>
    <style:style style:name="P187" style:parent-style-name="Standaard" style:family="paragraph">
      <style:text-properties fo:language="nl" fo:country="NL"/>
    </style:style>
    <style:style style:name="P188" style:parent-style-name="Standaard" style:family="paragraph">
      <style:text-properties fo:language="nl" fo:country="NL"/>
    </style:style>
    <style:style style:name="P189" style:parent-style-name="Standaard" style:family="paragraph">
      <style:text-properties fo:language="nl" fo:country="NL"/>
    </style:style>
    <style:style style:name="P190" style:parent-style-name="Standaard" style:family="paragraph">
      <style:text-properties fo:language="nl" fo:country="NL"/>
    </style:style>
    <style:style style:name="P191" style:parent-style-name="Standaard" style:family="paragraph">
      <style:text-properties fo:language="nl" fo:country="NL"/>
    </style:style>
    <style:style style:name="P192" style:parent-style-name="Standaard" style:family="paragraph">
      <style:text-properties fo:language="nl" fo:country="NL"/>
    </style:style>
    <style:style style:name="P193" style:parent-style-name="Standaard" style:family="paragraph">
      <style:paragraph-properties fo:break-before="page"/>
      <style:text-properties fo:language="nl" fo:country="NL"/>
    </style:style>
    <style:style style:name="P194" style:parent-style-name="Standaard" style:family="paragraph">
      <style:text-properties fo:language="nl" fo:country="NL"/>
    </style:style>
    <style:style style:name="P195" style:parent-style-name="Standaard" style:family="paragraph">
      <style:text-properties fo:language="nl" fo:country="NL"/>
    </style:style>
    <style:style style:name="P196" style:parent-style-name="Standaard" style:family="paragraph">
      <style:text-properties fo:language="nl" fo:country="NL"/>
    </style:style>
    <style:style style:name="P197" style:parent-style-name="Standaard" style:family="paragraph">
      <style:text-properties fo:language="nl" fo:country="NL"/>
    </style:style>
    <style:style style:name="P198" style:parent-style-name="Standaard" style:family="paragraph">
      <style:text-properties fo:language="nl" fo:country="NL"/>
    </style:style>
    <style:style style:name="P199" style:parent-style-name="Standaard" style:family="paragraph">
      <style:text-properties fo:language="nl" fo:country="NL"/>
    </style:style>
    <style:style style:name="P200" style:parent-style-name="Standaard" style:family="paragraph">
      <style:text-properties fo:language="nl" fo:country="NL"/>
    </style:style>
    <style:style style:name="P201" style:parent-style-name="Standaard" style:family="paragraph">
      <style:text-properties fo:language="nl" fo:country="NL"/>
    </style:style>
    <style:style style:name="P202" style:parent-style-name="Standaard" style:family="paragraph">
      <style:text-properties fo:language="nl" fo:country="NL"/>
    </style:style>
    <style:style style:name="P203" style:parent-style-name="Standaard" style:family="paragraph">
      <style:text-properties fo:language="nl" fo:country="NL"/>
    </style:style>
    <style:style style:name="P204" style:parent-style-name="Standaard" style:family="paragraph">
      <style:paragraph-properties fo:break-before="page"/>
      <style:text-properties fo:language="nl" fo:country="NL"/>
    </style:style>
    <style:style style:name="P205" style:parent-style-name="Standaard" style:family="paragraph">
      <style:paragraph-properties fo:break-before="pag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c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4">
      <style:graphic-properties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>
      <style:graphic-properties style:wrap="run-through" style:run-through="foreground" draw:fill="none" draw:stroke="solid" svg:stroke-width="0.00694in" svg:stroke-color="#000000" draw:marker-end="a5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eebf7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c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0">
      <style:graphic-properties style:wrap="run-through" style:run-through="foreground" draw:fill="solid" draw:fill-color="#e7e6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dd7e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8cbad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9dc3e6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dd7e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none" draw:stroke="solid" svg:stroke-width="0.00694in" svg:stroke-color="#000000" draw:marker-end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eebf7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draw:fill="solid" draw:fill-color="#5b9bd5" draw:opacity="100%" draw:stroke="none"/>
    </style:style>
    <style:style style:family="graphic" style:name="a26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2in" fo:padding-bottom="0.5in" fo:padding-left="0.5in" fo:padding-right="0.5in" draw:textarea-vertical-align="bottom" draw:textarea-horizontal-align="left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padding-top="0.5in" fo:padding-bottom="0.5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background" style:horizontal-rel="page-content" style:vertical-rel="page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0694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text:span text:style-name="T6"><draw:g draw:z-index="251659264" draw:name="Groep 119" draw:id="id4" draw:style-name="a4" text:anchor-type="paragraph"><svg:title/><svg:desc/><draw:custom-shape svg:x="-0.37986in" svg:y="8.66007in" svg:width="7.17778in" svg:height="0.15401in" draw:id="id1" draw:style-name="a1" draw:name="Rechthoek 120"><svg:title/><svg:desc/><draw:enhanced-geometry draw:type="non-primitive" svg:viewBox="0 0 21600 21600" draw:enhanced-path="M 0 0 L 21600 0 21600 21600 0 21600 Z N"/></draw:custom-shape><draw:custom-shape svg:x="-0.37986in" svg:y="8.79326in" svg:width="7.17778in" svg:height="1.97132in" draw:id="id2" draw:style-name="a2" draw:name="Rechthoek 121"><svg:title/><svg:desc/><text:p text:style-name="Geenafstand"><text:span text:style-name="T7">Naomi, Rick &amp;Robby</text:span></text:p><text:p text:style-name="Geenafstand"><text:span text:style-name="T8">HICAPO5P |<text:s/></text:span></text:p><draw:enhanced-geometry draw:type="non-primitive" svg:viewBox="0 0 21600 21600" draw:enhanced-path="M 0 0 L 21600 0 21600 21600 0 21600 Z N"/></draw:custom-shape><draw:frame draw:id="id3" draw:style-name="a3" draw:name="Tekstvak 122" svg:x="-0.37986in" svg:y="0.79167in" svg:width="7.17778in" svg:height="7.8684in" style:rel-width="scale" style:rel-height="scale"><draw:text-box><text:p text:style-name="P9"><text:span text:style-name="T10">ticketsysteem</text:span></text:p><text:p text:style-name="P11"><text:span text:style-name="T12">project scrum / wordpress</text:span></text:p></draw:text-box><svg:title/><svg:desc/></draw:frame></draw:g></text:span></text:p>
      <text:p text:style-name="P13"/>
      <text:h text:style-name="P14" text:outline-level="1"><text:bookmark-start text:name="_Toc467752820"/>voorwoord<text:bookmark-end text:name="_Toc467752820"/></text:h>
      <text:p text:style-name="P15"/>
      <text:h text:style-name="P16" text:outline-level="1"/>
      <text:p text:style-name="Kopvaninhoudsopgave">Inhoud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467752820" office:target-frame-name="_top" xlink:show="replace"><text:span text:style-name="T18">voorwoord</text:span><text:tab/>2</text:a></text:p>
          <text:p text:style-name="P19"><text:a xlink:href="#_Toc467752821" office:target-frame-name="_top" xlink:show="replace"><text:span text:style-name="T20">inhoudsopgave</text:span><text:tab/>3</text:a></text:p>
          <text:p text:style-name="P21"><text:a xlink:href="#_Toc467752822" office:target-frame-name="_top" xlink:show="replace"><text:span text:style-name="T22">wat wilt de opdrachtgever precies?</text:span><text:tab/>4</text:a></text:p>
          <text:p text:style-name="P23"><text:a xlink:href="#_Toc467752823" office:target-frame-name="_top" xlink:show="replace"><text:span text:style-name="T24">Ontwerp</text:span><text:tab/>6</text:a></text:p>
        </text:index-body>
      </text:table-of-content>
      <text:p text:style-name="Standaard"/>
      <text:p text:style-name="P25"/>
      <text:p text:style-name="P26"/>
      <text:p text:style-name="P27"><text:bookmark-start text:name="_Toc467752822"/></text:p>
      <text:soft-page-break/>
      <text:h text:style-name="P28" text:outline-level="1">wat wilt de opdrachtgever precies?<text:bookmark-end text:name="_Toc467752822"/></text:h>
      <text:p text:style-name="P29"/>
      <text:p text:style-name="P30">ticketsysteem heeft zoiezo de volgende<text:s/>basis: 1. in behandeling nemen, 2. afhandelen, <text:s/>3.afsluiten.</text:p>
      <text:list text:style-name="LFO1" text:continue-numbering="true">
        <text:list-item>
          <text:p text:style-name="P31">Registreren en in behandeling nemen</text:p>
        </text:list-item>
        <text:list-item>
          <text:p text:style-name="P32">Escaleren naar verschillende lijnen, afhandelen</text:p>
        </text:list-item>
        <text:list-item>
          <text:p text:style-name="P33">Afsluiten</text:p>
        </text:list-item>
      </text:list>
      <text:p text:style-name="P34">Eigenschappen van ons ticketsysteem</text:p>
      <text:list text:style-name="LFO1" text:continue-numbering="true">
        <text:list-item>
          <text:p text:style-name="P35">Gebruiksvriendelijk</text:p>
        </text:list-item>
        <text:list-item>
          <text:p text:style-name="P36">Simpel interface</text:p>
        </text:list-item>
        <text:list-item>
          <text:p text:style-name="P37">Weinig knoppen</text:p>
        </text:list-item>
        <text:list-item>
          <text:p text:style-name="P38">Is<text:s/>uitbreidbaar met nieuwe functies</text:p>
        </text:list-item>
        <text:list-item>
          <text:p text:style-name="P39">Database is later uitbreidbaar</text:p>
        </text:list-item>
        <text:list-item>
          <text:p text:style-name="P40">Elke klas heeft zijn eigen inloggegevens</text:p>
        </text:list-item>
      </text:list>
      <text:p text:style-name="P41">TICKETS</text:p>
      <text:p text:style-name="P42"/>
      <text:list text:style-name="LFO2" text:continue-numbering="true">
        <text:list-item>
          <text:p text:style-name="P43">In behandeling nemen incidenten</text:p>
        </text:list-item>
      </text:list>
      <text:p text:style-name="P44"/>
      <text:p text:style-name="P45">Om een incident in behandeling te nemen wordt er een ticket aangemaakt met het volgende:</text:p>
      <text:list text:style-name="LFO1" text:continue-numbering="true">
        <text:list-item>
          <text:p text:style-name="P46">Naam en achternaam,<text:s/>adres , woonplaats, postcode , telefoonnummer, email,</text:p>
        </text:list-item>
      </text:list>
      <text:p text:style-name="P47">Datum van opname.</text:p>
      <text:soft-page-break/>
      <text:list text:style-name="LFO1" text:continue-numbering="true">
        <text:list-item>
          <text:p text:style-name="P48">Keuzevak met instantie bijv: bedrijf of school</text:p>
        </text:list-item>
        <text:list-item>
          <text:p text:style-name="P49">Categorie bijv: software, hardware, toetsenbord</text:p>
        </text:list-item>
        <text:list-item>
          <text:p text:style-name="P50">Tekstvak met omschrijving van het probleem</text:p>
        </text:list-item>
        <text:list-item>
          <text:p text:style-name="P51">Naam, achternaam, leerlingnummer/docentennummer Behandelaar(hoofdverantwoordelijke)</text:p>
        </text:list-item>
        <text:list-item>
          <text:p text:style-name="P52">Als ticket is aangemaakt wordt er een e-mail verstuurd naar de klant dat zijn/haar incident in behandeling is genomen.</text:p>
        </text:list-item>
      </text:list>
      <text:p text:style-name="P53"/>
      <text:list text:style-name="LFO3" text:continue-numbering="true">
        <text:list-item>
          <text:p text:style-name="P54">Afhandelen incidenten</text:p>
        </text:list-item>
      </text:list>
      <text:list text:style-name="LFO1" text:continue-numbering="true">
        <text:list-item>
          <text:p text:style-name="P55"><text:span text:style-name="T56">1</text:span><text:span text:style-name="T57">ste</text:span><text:span text:style-name="T58"><text:s/>lijn heeft de mogelijkheid om tickets door te sturen naar de 2</text:span><text:span text:style-name="T59">de</text:span><text:span text:style-name="T60"><text:s/>lijn<text:s/></text:span><text:span text:style-name="T61">en 2</text:span><text:span text:style-name="T62">de</text:span><text:span text:style-name="T63"><text:s/>naar de 3</text:span><text:span text:style-name="T64">de<text:s/></text:span><text:span text:style-name="T65">lijn.</text:span></text:p>
        </text:list-item>
      </text:list>
      <text:p text:style-name="Lijstalinea"><text:span text:style-name="T66">(1</text:span><text:span text:style-name="T67">ste</text:span><text:span text:style-name="T68"><text:s/>lijn blijft verantwoordelijk voor afhandeling en contact met klant)</text:span></text:p>
      <text:list text:style-name="LFO1" text:continue-numbering="true">
        <text:list-item>
          <text:p text:style-name="P69">Tickets krijgen een veld erbij met logs ( bijhouden van werkzaamheden etc zodat iemand anders het kan oppakken)</text:p>
        </text:list-item>
        <text:list-item>
          <text:p text:style-name="P70">tickets kunnen door hogere lijnen terug<text:s/>gestuurd worden als het incident is verholpen of niet duidelijk is.</text:p>
        </text:list-item>
        <text:list-item>
          <text:p text:style-name="P71">Tickets die door zijn verstuurd naar een andere lijn krijgen een tijdslimiet van 3 dagen daarna wordt er melding gegeven dat de ticket afgehandeld moet worden.</text:p>
        </text:list-item>
      </text:list>
      <text:list text:style-name="LFO3" text:continue-numbering="true">
        <text:list-item>
          <text:p text:style-name="P72">Afsluiten</text:p>
        </text:list-item>
      </text:list>
      <text:list text:style-name="LFO1" text:continue-numbering="true">
        <text:list-item>
          <text:p text:style-name="P73">Als de ticket behandeld is komt er door middel van een knop een automatisch opgestelde email tevoorschijn die nog bewerkt kan worden voordat het verstuurd wordt naar de klant.</text:p>
        </text:list-item>
        <text:list-item>
          <text:p text:style-name="P74">Alle tickets worden bewaard.</text:p>
        </text:list-item>
        <text:list-item>
          <text:p text:style-name="P75">Ticket heeft nu een checkbox met: succesvol behandeld, niet behandeld, etc</text:p>
        </text:list-item>
      </text:list>
      <text:p text:style-name="P76"/>
      <text:h text:style-name="Kop1" text:outline-level="1"><text:bookmark-start text:name="_Toc467752823"/><text:soft-page-break/><text:span text:style-name="T77"><draw:frame draw:z-index="251682816" draw:id="id5" draw:style-name="a5" draw:name="Tekstvak 26" text:anchor-type="paragraph" svg:x="6.01597in" svg:y="-0.06837in" svg:width="2.28889in" svg:height="0.38542in" style:rel-width="scale" style:rel-height="scale"><draw:text-box><text:p text:style-name="Standaard">Website pagina</text:p></draw:text-box><svg:title/><svg:desc/></draw:frame></text:span><text:span text:style-name="T78">Ontwerp</text:span><text:bookmark-end text:name="_Toc467752823"/></text:h>
      <text:p text:style-name="Standaard"><text:span text:style-name="T79"><draw:connector draw:type="line" svg:x1="6.35332in" svg:y1="0.05565in" svg:x2="6.35332in" svg:y2="0.41676in" draw:z-index="251683840" draw:id="id6" draw:style-name="a7" draw:name="Rechte verbindingslijn met pijl 27" text:anchor-type="paragraph"><svg:title/><svg:desc/></draw:connector></text:span><text:span text:style-name="T80">DASHBOARD</text:span></text:p>
      <text:p text:style-name="Standaard"><text:span text:style-name="T81"><draw:frame draw:z-index="251688960" draw:id="id7" draw:style-name="a8" draw:name="Tekstvak 2" text:anchor-type="paragraph" svg:x="0in" svg:y="3.17549in" svg:width="0.95972in" svg:height="0.42569in" style:rel-width="scale" style:rel-height="scale"><draw:text-box><text:p text:style-name="Standaard">knoppen</text:p></draw:text-box><svg:title/><svg:desc/></draw:frame></text:span><text:span text:style-name="T82"><draw:custom-shape svg:x="0in" svg:y="0.14215in" svg:width="9.63819in" svg:height="5.52986in" draw:z-index="251660288" draw:id="id8" draw:style-name="a9" draw:name="Rechthoek 6" text:anchor-type="paragraph"><svg:title/><svg:desc/><draw:enhanced-geometry draw:type="non-primitive" svg:viewBox="0 0 21600 21600" draw:enhanced-path="M 0 0 L 21600 0 21600 21600 0 21600 Z N"/></draw:custom-shape></text:span><text:span text:style-name="T83"><draw:connector draw:type="line" svg:x1="8.99157in" svg:y1="3.70558in" svg:x2="7.90754in" svg:y2="3.69378in" draw:z-index="251686912" draw:id="id9" draw:style-name="a11" draw:name="Rechte verbindingslijn met pijl 30" text:anchor-type="paragraph"><svg:title/><svg:desc/></draw:connector></text:span><text:span text:style-name="T84"><draw:custom-shape svg:x="7.26898in" svg:y="3.89859in" svg:width="0.48194in" svg:height="0.34931in" draw:z-index="251685888" draw:id="id10" draw:style-name="a12" draw:name="Afgeronde rechthoek 29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85"><draw:custom-shape svg:x="7.26885in" svg:y="3.47691in" svg:width="0.48194in" svg:height="0.30069in" draw:z-index="251684864" draw:id="id11" draw:style-name="a13" draw:name="Afgeronde rechthoek 28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86"><draw:connector draw:type="line" svg:x1="7.54609in" svg:y1="1.14282in" svg:x2="7.54609in" svg:y2="1.7331in" draw:z-index="251681792" draw:id="id12" draw:style-name="a15" draw:name="Rechte verbindingslijn met pijl 25" text:anchor-type="paragraph"><svg:title/><svg:desc/></draw:connector></text:span><text:span text:style-name="T87"><draw:frame draw:z-index="251680768" draw:id="id13" draw:style-name="a16" draw:name="Tekstvak 2" text:anchor-type="paragraph" svg:x="6.88333in" svg:y="0.63611in" svg:width="1.55139in" svg:height="0.46667in" style:rel-width="scale" style:rel-height="scale"><draw:text-box><text:p text:style-name="Standaard"><text:span text:style-name="T88">Sorteer vak</text:span></text:p></draw:text-box><svg:title/><svg:desc/></draw:frame></text:span><text:span text:style-name="T89"><draw:connector draw:type="line" svg:x1="7.305in" svg:y1="3.25126in" svg:x2="8.14736in" svg:y2="3.25126in" draw:z-index="251678720" draw:id="id14" draw:style-name="a17" draw:name="Rechte verbindingslijn 24" text:anchor-type="paragraph"><svg:title/><svg:desc/></draw:connector></text:span><text:span text:style-name="T90"><draw:connector draw:type="line" svg:x1="7.28103in" svg:y1="2.66089in" svg:x2="8.14839in" svg:y2="2.66089in" draw:z-index="251677696" draw:id="id15" draw:style-name="a18" draw:name="Rechte verbindingslijn 23" text:anchor-type="paragraph"><svg:title/><svg:desc/></draw:connector></text:span><text:span text:style-name="T91"><draw:connector draw:type="line" svg:x1="7.28069in" svg:y1="1.99824in" svg:x2="8.17236in" svg:y2="1.99824in" draw:z-index="251676672" draw:id="id16" draw:style-name="a19" draw:name="Rechte verbindingslijn 22" text:anchor-type="paragraph"><svg:title/><svg:desc/></draw:connector></text:span><text:span text:style-name="T92"><draw:frame draw:z-index="251675648" draw:id="id17" draw:style-name="a20" draw:name="Tekstvak 21" text:anchor-type="paragraph" svg:x="1.53386in" svg:y="0.1908in" svg:width="2.12014in" svg:height="0.49375in" style:rel-width="scale" style:rel-height="scale"><draw:text-box><text:p text:style-name="P93">Dashboard</text:p></draw:text-box><svg:title/><svg:desc/></draw:frame></text:span><text:span text:style-name="T94"><draw:connector draw:type="line" svg:x1="2.29284in" svg:y1="0.72113in" svg:x2="2.28103in" svg:y2="1.45586in" draw:z-index="251674624" draw:id="id18" draw:style-name="a22" draw:name="Rechte verbindingslijn met pijl 20" text:anchor-type="paragraph"><svg:title/><svg:desc/></draw:connector></text:span><text:span text:style-name="T95"><draw:custom-shape svg:x="7.16017in" svg:y="2.97401in" svg:width="0.14444in" svg:height="0.13194in" draw:z-index="251673600" draw:id="id19" draw:style-name="a23" draw:name="Ovaal 1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96"><draw:custom-shape svg:x="7.16042in" svg:y="2.45501in" svg:width="0.12014in" svg:height="0.13194in" draw:z-index="251672576" draw:id="id20" draw:style-name="a24" draw:name="Ovaal 1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97"><draw:custom-shape svg:x="7.12441in" svg:y="1.80547in" svg:width="0.14444in" svg:height="0.15625in" draw:z-index="251671552" draw:id="id21" draw:style-name="a25" draw:name="Ovaal 1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98"><draw:connector draw:type="line" svg:x1="1.7991in" svg:y1="3.37174in" svg:x2="6.48522in" svg:y2="3.39535in" draw:z-index="251670528" draw:id="id22" draw:style-name="a26" draw:name="Rechte verbindingslijn 16" text:anchor-type="paragraph"><svg:title/><svg:desc/></draw:connector></text:span><text:span text:style-name="T99"><draw:frame draw:z-index="251669504" draw:id="id23" draw:style-name="a27" draw:name="Tekstvak 15" text:anchor-type="paragraph" svg:x="2.4857in" svg:y="2.51578in" svg:width="3.38542in" svg:height="0.75903in" style:rel-width="scale" style:rel-height="scale"><draw:text-box><text:p text:style-name="P100">Openstaande tickets</text:p></draw:text-box><svg:title/><svg:desc/></draw:frame></text:span><text:span text:style-name="T101"><draw:connector draw:type="line" svg:x1="1.83525in" svg:y1="2.45559in" svg:x2="6.38803in" svg:y2="2.43198in" draw:z-index="251668480" draw:id="id24" draw:style-name="a28" draw:name="Rechte verbindingslijn 14" text:anchor-type="paragraph"><svg:title/><svg:desc/></draw:connector></text:span><text:span text:style-name="T102"><draw:connector draw:type="line" svg:x1="1.7991in" svg:y1="2.22692in" svg:x2="6.41299in" svg:y2="2.21511in" draw:z-index="251667456" draw:id="id25" draw:style-name="a29" draw:name="Rechte verbindingslijn 13" text:anchor-type="paragraph"><svg:title/><svg:desc/></draw:connector></text:span><text:span text:style-name="T103"><draw:connector draw:type="line" svg:x1="1.81115in" svg:y1="2.04526in" svg:x2="6.41324in" svg:y2="2.02234in" draw:z-index="251666432" draw:id="id26" draw:style-name="a30" draw:name="Rechte verbindingslijn 12" text:anchor-type="paragraph"><svg:title/><svg:desc/></draw:connector></text:span><text:span text:style-name="T104"><draw:connector draw:type="line" svg:x1="1.8232in" svg:y1="1.81728in" svg:x2="6.43709in" svg:y2="1.80547in" draw:z-index="251665408" draw:id="id27" draw:style-name="a31" draw:name="Rechte verbindingslijn 11" text:anchor-type="paragraph"><svg:title/><svg:desc/></draw:connector></text:span><text:span text:style-name="T105"><draw:custom-shape svg:x="6.69014in" svg:y="4.38333in" svg:width="0.31319in" svg:height="0.33681in" draw:z-index="251663360" draw:id="id28" draw:style-name="a32" draw:name="Pijl-omlaag 9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155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06"><draw:custom-shape svg:x="6.60573in" svg:y="1.67292in" svg:width="0.38472in" svg:height="0.37292in" draw:z-index="251664384" draw:id="id29" draw:style-name="a33" draw:name="Pijl-omhoog 10" text:anchor-type="paragraph"><svg:title/><svg:desc/><draw:enhanced-geometry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108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07"><draw:custom-shape svg:x="1.75091in" svg:y="1.5886in" svg:width="5.31319in" svg:height="3.24028in" draw:z-index="251662336" draw:id="id30" draw:style-name="a34" draw:name="Rechthoek 8" text:anchor-type="paragraph"><svg:title/><svg:desc/><draw:enhanced-geometry draw:type="non-primitive" svg:viewBox="0 0 21600 21600" draw:enhanced-path="M 0 0 L 21600 0 21600 21600 0 21600 Z N"/></draw:custom-shape></text:span><text:span text:style-name="T108"><draw:custom-shape svg:x="1.23284in" svg:y="1.50427in" svg:width="7.30069in" svg:height="3.38542in" draw:z-index="251661312" draw:id="id31" draw:style-name="a35" draw:name="Afgeronde rechthoek 7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109"/>
      <text:p text:style-name="P110"><text:span text:style-name="T111"><draw:custom-shape svg:x="0.09979in" svg:y="0.19972in" svg:width="9.74653in" svg:height="5.78264in" draw:z-index="251689984" draw:id="id32" draw:style-name="a36" draw:name="Rechthoek 32" text:anchor-type="paragraph"><svg:title/><svg:desc/><text:p text:style-name="P112"/><draw:enhanced-geometry draw:type="non-primitive" svg:viewBox="0 0 21600 21600" draw:enhanced-path="M 0 0 L 21600 0 21600 21600 0 21600 Z N"/></draw:custom-shape></text:span><text:span text:style-name="T113"><draw:custom-shape svg:x="0.1967in" svg:y="0.28456in" svg:width="2.42153in" svg:height="0.85486in" draw:z-index="251691008" draw:id="id33" draw:style-name="a37" draw:name="Rechthoek met één afgeschuinde hoek 33" text:anchor-type="paragraph"><svg:title/><svg:desc/><text:p text:style-name="P114">LOGO</text:p><draw:enhanced-geometry draw:path-stretchpoint-x="21600" draw:path-stretchpoint-y="21600" draw:type="non-primitive" svg:viewBox="0 0 21600 21600" draw:enhanced-path="M ?f0 ?f2 L ?f9 ?f2 ?f1 ?f8 ?f1 ?f3 ?f0 ?f3 Z N" draw:text-areas="?f0 ?f10 ?f11 ?f3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1 - ?f8"/><draw:equation draw:name="f10" draw:formula="?f8 / 2"/><draw:equation draw:name="f11" draw:formula="(?f9 + ?f1) / 2"/></draw:enhanced-geometry></draw:custom-shape></text:span><text:span text:style-name="T115">HOMEPAGINA</text:span></text:p>
      <text:p text:style-name="P116"><text:span text:style-name="T117"><draw:frame draw:z-index="251702272" draw:id="id34" draw:style-name="a38" draw:name="Tekstvak 45" text:anchor-type="paragraph" svg:x="7.61838in" svg:y="2.97415in" svg:width="1.72222in" svg:height="1.38542in" style:rel-width="scale" style:rel-height="scale"><draw:text-box><text:p text:style-name="Standaard">Open voor toekomst</text:p><text:p text:style-name="Standaard">functies</text:p></draw:text-box><svg:title/><svg:desc/></draw:frame></text:span><text:span text:style-name="T118"><draw:custom-shape svg:x="7.20874in" svg:y="1.52836in" svg:width="2.28889in" svg:height="3.86736in" draw:z-index="251701248" draw:id="id35" draw:style-name="a39" draw:name="Vierkante haken 44" text:anchor-type="paragraph"><svg:title/><svg:desc/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/text:span><text:span text:style-name="T119"><draw:custom-shape svg:x="0.38889in" svg:y="1.37111in" svg:width="6.54167in" svg:height="1.63819in" draw:z-index="251700224" draw:id="id36" draw:style-name="a40" draw:name="Rechthoek 43" text:anchor-type="paragraph"><svg:title/><svg:desc/><text:p text:style-name="P120">Meldingen<text:s/>( zijn klikbaar en leid naar de ticket of melding )</text:p><draw:enhanced-geometry draw:type="non-primitive" svg:viewBox="0 0 21600 21600" draw:enhanced-path="M 0 0 L 21600 0 21600 21600 0 21600 Z N"/></draw:custom-shape></text:span><text:span text:style-name="T121"><draw:custom-shape svg:x="4.81115in" svg:y="3.11872in" svg:width="1.78264in" svg:height="1.12014in" draw:z-index="251699200" draw:id="id37" draw:style-name="a41" draw:name="Afgeronde rechthoek 41" text:anchor-type="paragraph"><svg:title/><svg:desc/><text:p text:style-name="P122">Archief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23"><draw:custom-shape svg:x="2.72682in" svg:y="3.14282in" svg:width="1.80694in" svg:height="1.09583in" draw:z-index="251698176" draw:id="id38" draw:style-name="a42" draw:name="Afgeronde rechthoek 40" text:anchor-type="paragraph"><svg:title/><svg:desc/><text:p text:style-name="P124">Tickets opzoek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25"><draw:custom-shape svg:x="0.67862in" svg:y="3.11872in" svg:width="1.69861in" svg:height="1.12014in" draw:z-index="251697152" draw:id="id39" draw:style-name="a43" draw:name="Afgeronde rechthoek 39" text:anchor-type="paragraph"><svg:title/><svg:desc/><text:p text:style-name="P126">Ticket</text:p><text:p text:style-name="P127">toevoeg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28"><draw:custom-shape svg:x="3.66597in" svg:y="0.51597in" svg:width="1.9875in" svg:height="0.73472in" draw:z-index="251692032" draw:id="id40" draw:style-name="a44" draw:name="Afgeronde rechthoek 34" text:anchor-type="paragraph"><svg:title/><svg:desc/><text:p text:style-name="P129">Dashboard</text:p><text:p text:style-name="P130">Weergeven/verberg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31"><draw:connector draw:type="line" svg:x1="5.66657in" svg:y1="0.80547in" svg:x2="9.85894in" svg:y2="0.80547in" draw:z-index="251696128" draw:id="id41" draw:style-name="a45" draw:name="Rechte verbindingslijn 38" text:anchor-type="paragraph"><svg:title/><svg:desc/></draw:connector></text:span><text:span text:style-name="T132"><draw:custom-shape svg:x="7.28103in" svg:y="0.01029in" svg:width="2.19167in" svg:height="0.67431in" draw:z-index="251695104" draw:id="id42" draw:style-name="a46" draw:name="Afgeronde rechthoek 37" text:anchor-type="paragraph"><svg:title/><svg:desc/><text:p text:style-name="P133">In/uitlogge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34"><draw:custom-shape svg:x="5.9915in" svg:y="0.87714in" svg:width="3.48125in" svg:height="0.40903in" draw:z-index="251694080" draw:id="id43" draw:style-name="a47" draw:name="Afgeronde rechthoek 36" text:anchor-type="paragraph"><svg:title/><svg:desc/><text:p text:style-name="P135">menu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36"><draw:connector draw:type="line" svg:x1="0.16055in" svg:y1="0.87773in" svg:x2="3.66611in" svg:y2="0.88953in" draw:z-index="251693056" draw:id="id44" draw:style-name="a48" draw:name="Rechte verbindingslijn 35" text:anchor-type="paragraph"><svg:title/><svg:desc/></draw:connector></text:span></text:p>
      <text:soft-page-break/>
      <text:p text:style-name="P137">Ticket invoeren<text:s/>( alle velden verplicht )</text:p>
      <text:p text:style-name="P138"><text:span text:style-name="T139"><draw:custom-shape svg:x="4.23284in" svg:y="1.69393in" svg:width="3.28889in" svg:height="0.34931in" draw:z-index="251728896" draw:id="id45" draw:style-name="a49" draw:name="Rechthoek 199" text:anchor-type="paragraph"><svg:title/><svg:desc/><text:p text:style-name="P140">trefwoorden</text:p><draw:enhanced-geometry draw:type="non-primitive" svg:viewBox="0 0 21600 21600" draw:enhanced-path="M 0 0 L 21600 0 21600 21600 0 21600 Z N"/></draw:custom-shape></text:span><text:span text:style-name="T141"><draw:custom-shape svg:x="4.13587in" svg:y="2.12833in" svg:width="3.9875in" svg:height="0.83056in" draw:z-index="251714560" draw:id="id46" draw:style-name="a50" draw:name="Rechthoek 57" text:anchor-type="paragraph"><svg:title/><svg:desc/><text:p text:style-name="P142">Problem (tekstvak)</text:p><draw:enhanced-geometry draw:type="non-primitive" svg:viewBox="0 0 21600 21600" draw:enhanced-path="M 0 0 L 21600 0 21600 21600 0 21600 Z N"/></draw:custom-shape></text:span><text:span text:style-name="T143"><draw:custom-shape svg:x="4.14837in" svg:y="2.99485in" svg:width="3.9875in" svg:height="0.92708in" draw:z-index="251720704" draw:id="id47" draw:style-name="a51" draw:name="Rechthoek 192" text:anchor-type="paragraph"><svg:title/><svg:desc/><text:p text:style-name="P144">Potentieele oplossing<text:s/>(tekstvak)</text:p><draw:enhanced-geometry draw:type="non-primitive" svg:viewBox="0 0 21600 21600" draw:enhanced-path="M 0 0 L 21600 0 21600 21600 0 21600 Z N"/></draw:custom-shape></text:span><text:span text:style-name="T145"><draw:custom-shape svg:x="4.15993in" svg:y="3.95868in" svg:width="3.96319in" svg:height="0.91528in" draw:z-index="251722752" draw:id="id48" draw:style-name="a52" draw:name="Rechthoek 194" text:anchor-type="paragraph"><svg:title/><svg:desc/><text:p text:style-name="P146">Commentaar<text:s/>(tekstvak)</text:p><draw:enhanced-geometry draw:type="non-primitive" svg:viewBox="0 0 21600 21600" draw:enhanced-path="M 0 0 L 21600 0 21600 21600 0 21600 Z N"/></draw:custom-shape></text:span><text:span text:style-name="T147"><draw:custom-shape svg:x="4.21972in" svg:y="1.29608in" svg:width="3.28889in" svg:height="0.34931in" draw:z-index="251715584" draw:id="id49" draw:style-name="a53" draw:name="Rechthoek 58" text:anchor-type="paragraph"><svg:title/><svg:desc/><text:p text:style-name="P148">Categorie ( resultaten bij typen )</text:p><draw:enhanced-geometry draw:type="non-primitive" svg:viewBox="0 0 21600 21600" draw:enhanced-path="M 0 0 L 21600 0 21600 21600 0 21600 Z N"/></draw:custom-shape></text:span><text:span text:style-name="T149"><draw:connector draw:type="line" svg:x1="8.99161in" svg:y1="3.33259in" svg:x2="8.70272in" svg:y2="3.15203in" draw:z-index="251727872" draw:id="id50" draw:style-name="a55" draw:name="Rechte verbindingslijn met pijl 198" text:anchor-type="paragraph"><svg:title/><svg:desc/></draw:connector></text:span><text:span text:style-name="T150"><draw:frame draw:z-index="251726848" draw:id="id51" draw:style-name="a56" draw:name="Tekstvak 2" text:anchor-type="paragraph" svg:x="10.072in" svg:y="3.3875in" svg:width="1.12014in" svg:height="0.83819in" style:rel-width="scale" style:rel-height="scale"><draw:text-box><text:p text:style-name="Standaard">Checkbox</text:p><text:p text:style-name="Standaard">Om definitief te maken</text:p></draw:text-box><svg:title/><svg:desc/></draw:frame></text:span><text:span text:style-name="T151"><draw:custom-shape svg:x="8.26898in" svg:y="2.87487in" svg:width="0.325in" svg:height="0.325in" draw:z-index="251724800" draw:id="id52" draw:style-name="a57" draw:name="Rechthoek 196" text:anchor-type="paragraph"><svg:title/><svg:desc/><text:p text:style-name="P152">v</text:p><draw:enhanced-geometry draw:type="non-primitive" svg:viewBox="0 0 21600 21600" draw:enhanced-path="M 0 0 L 21600 0 21600 21600 0 21600 Z N"/></draw:custom-shape></text:span><text:span text:style-name="T153"><draw:custom-shape svg:x="3.13646in" svg:y="1.52553in" svg:width="0.16806in" svg:height="0.14375in" draw:z-index="251723776" draw:id="id53" draw:style-name="a58" draw:name="Pijl-omlaag 195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54"><draw:connector draw:type="line" svg:x1="3.00392in" svg:y1="1.41709in" svg:x2="3.00392in" svg:y2="1.69348in" draw:z-index="251721728" draw:id="id54" draw:style-name="a59" draw:name="Rechte verbindingslijn 193" text:anchor-type="paragraph"><svg:title/><svg:desc/></draw:connector></text:span><text:span text:style-name="T155"><draw:custom-shape svg:x="0.01597in" svg:y="0.03155in" svg:width="9.78264in" svg:height="5.97569in" draw:z-index="251704320" draw:id="id55" draw:style-name="a60" draw:name="Afgeronde rechthoek 47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56"><draw:custom-shape svg:x="7.99188in" svg:y="4.99541in" svg:width="1.34931in" svg:height="0.65in" draw:z-index="251719680" draw:id="id56" draw:style-name="a61" draw:name="Afgeronde rechthoek 63" text:anchor-type="paragraph"><svg:title/><svg:desc/><text:p text:style-name="P157">submit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58"><draw:custom-shape svg:x="0.60633in" svg:y="0.97131in" svg:width="2.81806in" svg:height="0.31319in" draw:z-index="251718656" draw:id="id57" draw:style-name="a62" draw:name="Rechthoek 62" text:anchor-type="paragraph"><svg:title/><svg:desc/><text:p text:style-name="P159">Leerlingnummer (niet verplicht)</text:p><draw:enhanced-geometry draw:type="non-primitive" svg:viewBox="0 0 21600 21600" draw:enhanced-path="M 0 0 L 21600 0 21600 21600 0 21600 Z N"/></draw:custom-shape></text:span><text:span text:style-name="T160"><draw:custom-shape svg:x="7.23284in" svg:y="1.38095in" svg:width="0.18056in" svg:height="0.20417in" draw:z-index="251717632" draw:id="id58" draw:style-name="a63" draw:name="Pijl-omlaag 61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204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61"><draw:connector draw:type="line" svg:x1="7.13646in" svg:y1="1.29661in" svg:x2="7.13646in" svg:y2="1.66953in" draw:z-index="251716608" draw:id="id59" draw:style-name="a64" draw:name="Rechte verbindingslijn 59" text:anchor-type="paragraph"><svg:title/><svg:desc/></draw:connector></text:span><text:span text:style-name="T162"><draw:custom-shape svg:x="0.61838in" svg:y="4.15203in" svg:width="2.81875in" svg:height="0.31319in" draw:z-index="251713536" draw:id="id60" draw:style-name="a65" draw:name="Rechthoek 56" text:anchor-type="paragraph"><svg:title/><svg:desc/><text:p text:style-name="P163">stad</text:p><draw:enhanced-geometry draw:type="non-primitive" svg:viewBox="0 0 21600 21600" draw:enhanced-path="M 0 0 L 21600 0 21600 21600 0 21600 Z N"/></draw:custom-shape></text:span><text:span text:style-name="T164"><draw:custom-shape svg:x="0.63007in" svg:y="3.75396in" svg:width="2.80694in" svg:height="0.30069in" draw:z-index="251712512" draw:id="id61" draw:style-name="a66" draw:name="Rechthoek 55" text:anchor-type="paragraph"><svg:title/><svg:desc/><text:p text:style-name="P165">email</text:p><draw:enhanced-geometry draw:type="non-primitive" svg:viewBox="0 0 21600 21600" draw:enhanced-path="M 0 0 L 21600 0 21600 21600 0 21600 Z N"/></draw:custom-shape></text:span><text:span text:style-name="T166"><draw:custom-shape svg:x="0.61838in" svg:y="3.35685in" svg:width="2.78194in" svg:height="0.30069in" draw:z-index="251711488" draw:id="id62" draw:style-name="a67" draw:name="Rechthoek 54" text:anchor-type="paragraph"><svg:title/><svg:desc/><text:p text:style-name="P167">postcode</text:p><draw:enhanced-geometry draw:type="non-primitive" svg:viewBox="0 0 21600 21600" draw:enhanced-path="M 0 0 L 21600 0 21600 21600 0 21600 Z N"/></draw:custom-shape></text:span><text:span text:style-name="T168"><draw:custom-shape svg:x="0.59375in" svg:y="2.95882in" svg:width="2.83056in" svg:height="0.30069in" draw:z-index="251710464" draw:id="id63" draw:style-name="a68" draw:name="Rechthoek 53" text:anchor-type="paragraph"><svg:title/><svg:desc/><text:p text:style-name="P169">adres</text:p><draw:enhanced-geometry draw:type="non-primitive" svg:viewBox="0 0 21600 21600" draw:enhanced-path="M 0 0 L 21600 0 21600 21600 0 21600 Z N"/></draw:custom-shape></text:span><text:span text:style-name="T170"><draw:custom-shape svg:x="0.59429in" svg:y="2.56167in" svg:width="2.81806in" svg:height="0.31319in" draw:z-index="251709440" draw:id="id64" draw:style-name="a69" draw:name="Rechthoek 52" text:anchor-type="paragraph"><svg:title/><svg:desc/><text:p text:style-name="P171">telefoonnummer</text:p><draw:enhanced-geometry draw:type="non-primitive" svg:viewBox="0 0 21600 21600" draw:enhanced-path="M 0 0 L 21600 0 21600 21600 0 21600 Z N"/></draw:custom-shape></text:span><text:span text:style-name="T172"><draw:custom-shape svg:x="0.59429in" svg:y="2.20023in" svg:width="2.81875in" svg:height="0.30069in" draw:z-index="251708416" draw:id="id65" draw:style-name="a70" draw:name="Rechthoek 51" text:anchor-type="paragraph"><svg:title/><svg:desc/><text:p text:style-name="P173">voornaam</text:p><draw:enhanced-geometry draw:type="non-primitive" svg:viewBox="0 0 21600 21600" draw:enhanced-path="M 0 0 L 21600 0 21600 21600 0 21600 Z N"/></draw:custom-shape></text:span><text:span text:style-name="T174"><draw:custom-shape svg:x="0.58224in" svg:y="1.80264in" svg:width="2.83125in" svg:height="0.27708in" draw:z-index="251707392" draw:id="id66" draw:style-name="a71" draw:name="Rechthoek 50" text:anchor-type="paragraph"><svg:title/><svg:desc/><text:p text:style-name="P175">achternaam</text:p><draw:enhanced-geometry draw:type="non-primitive" svg:viewBox="0 0 21600 21600" draw:enhanced-path="M 0 0 L 21600 0 21600 21600 0 21600 Z N"/></draw:custom-shape></text:span><text:span text:style-name="T176"><draw:custom-shape svg:x="0.58194in" svg:y="1.40447in" svg:width="2.81875in" svg:height="0.28889in" draw:z-index="251706368" draw:id="id67" draw:style-name="a72" draw:name="Rechthoek 49" text:anchor-type="paragraph"><svg:title/><svg:desc/><text:p text:style-name="P177">Instantie<text:s/>naam</text:p><draw:enhanced-geometry draw:type="non-primitive" svg:viewBox="0 0 21600 21600" draw:enhanced-path="M 0 0 L 21600 0 21600 21600 0 21600 Z N"/></draw:custom-shape></text:span><text:span text:style-name="T178"><draw:custom-shape svg:x="4.1967in" svg:y="0.21227in" svg:width="1.73472in" svg:height="0.69861in" draw:z-index="251705344" draw:id="id68" draw:style-name="a73" draw:name="Rechthoek met één afgeschuinde hoek 48" text:anchor-type="paragraph"><svg:title/><svg:desc/><text:p text:style-name="P179">logo</text:p><draw:enhanced-geometry draw:path-stretchpoint-x="21600" draw:path-stretchpoint-y="21600" draw:type="non-primitive" svg:viewBox="0 0 21600 21600" draw:enhanced-path="M ?f0 ?f2 L ?f9 ?f2 ?f1 ?f8 ?f1 ?f3 ?f0 ?f3 Z N" draw:text-areas="?f0 ?f10 ?f11 ?f3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1 - ?f8"/><draw:equation draw:name="f10" draw:formula="?f8 / 2"/><draw:equation draw:name="f11" draw:formula="(?f9 + ?f1) / 2"/></draw:enhanced-geometry></draw:custom-shape></text:span><text:span text:style-name="T180"><draw:custom-shape svg:x="0.01597in" svg:y="0.00743in" svg:width="9.83125in" svg:height="6.12014in" draw:z-index="251703296" draw:id="id69" draw:style-name="a74" draw:name="Rechthoek 46" text:anchor-type="paragraph"><svg:title/><svg:desc/><draw:enhanced-geometry draw:type="non-primitive" svg:viewBox="0 0 21600 21600" draw:enhanced-path="M 0 0 L 21600 0 21600 21600 0 21600 Z N"/></draw:custom-shape></text:span></text:p>
      <text:soft-page-break/>
      <text:p text:style-name="P181"/>
      <text:soft-page-break/>
      <text:p text:style-name="P182">pagina</text:p>
      <text:p text:style-name="P183"/>
      <text:p text:style-name="P184">dashboard:</text:p>
      <text:p text:style-name="P185">Zoeken naar opgeloste problemen.</text:p>
      <text:p text:style-name="P186">Ticket die openstaan.</text:p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>tickets</text:p>
      <text:p text:style-name="P195"/>
      <text:p text:style-name="P196"/>
      <text:p text:style-name="P197">datebase nummer</text:p>
      <text:p text:style-name="P198">ticketnaam</text:p>
      <text:p text:style-name="P199">trefwoorden</text:p>
      <text:p text:style-name="P200">klantgegevens</text:p>
      <text:p text:style-name="P201">klachtomschrijving</text:p>
      <text:p text:style-name="P202">checkbox met terugkoppeling naar klant.</text:p>
      <text:p text:style-name="P203"/>
      <text:p text:style-name="P204"/>
      <text:p text:style-name="Standaard">database</text:p>
      <text:p text:style-name="Standaard"/>
      <text:p text:style-name="Standaard">urgentie:<text:s/>1,2,3 = laag, normal, hoog</text:p>
      <text:p text:style-name="P205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Standaard" style:display-name="Standaard" style:family="paragraph">
      <style:text-properties fo:language="en" fo:country="US"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style:font-name-asian="Times New Roman" style:language-asian="nl" style:country-asian="NL" fo:hyphenate="false"/>
    </style:style>
    <style:style style:name="GeenafstandChar" style:display-name="Geen afstand Char" style:family="text" style:parent-style-name="Standaardalinea-lettertype">
      <style:text-properties style:font-name-asian="Times New Roman" style:language-asian="nl" style:country-asian="NL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fo:language="en" fo:country="US"/>
    </style:style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fo:language="en" fo:country="US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fo:font-size="16pt" style:font-size-asian="16pt" style:font-size-complex="16pt" fo:language="en" fo:country="US"/>
    </style:style>
    <style:style style:name="Kopvaninhoudsopgave" style:display-name="Kop van inhoudsopgave" style:family="paragraph" style:parent-style-name="Kop1" style:next-style-name="Standaard">
      <style:paragraph-properties style:vertical-align="auto" fo:line-height="107%"/>
      <style:text-properties fo:language="nl" fo:country="NL" style:language-asian="nl" style:country-asian="NL" fo:hyphenate="tru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21" svg:viewBox="0 0 20 30" svg:d="m10 0-10 30h20z"/>
    <draw:marker draw:name="a10" svg:viewBox="0 0 20 30" svg:d="m10 0-10 30h20z"/>
    <draw:marker draw:name="a54" svg:viewBox="0 0 20 30" svg:d="m10 0-10 30h20z"/>
    <draw:marker draw:name="a14" svg:viewBox="0 0 20 30" svg:d="m10 0-10 30h20z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Standaardalinea-lettertype" style:family="text">
      <style:text-properties fo:language="nl" fo:country="NL" style:language-asian="nl" style:country-asian="NL"/>
    </style:style>
    <style:style style:name="P3" style:parent-style-name="Standaard" style:family="paragraph">
      <style:paragraph-properties fo:text-align="center"/>
    </style:style>
    <style:style style:name="T4" style:parent-style-name="Standaardalinea-lettertype" style:family="text">
      <style:text-properties style:font-name="Calibri Light" style:font-name-asian="Times New Roman" fo:font-size="24pt" style:font-size-asian="24pt" style:font-size-complex="24pt" fo:language="nl" fo:country="NL"/>
    </style:style>
    <style:style style:name="P5" style:parent-style-name="Voettekst" style:family="paragraph">
      <style:text-properties fo:language="nl" fo:country="NL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Koptekst"><text:span text:style-name="T2"><draw:custom-shape svg:x="0in" svg:y="0in" svg:width="0.83264in" svg:height="0.97917in" draw:z-index="251659264" draw:id="id0" draw:style-name="a0" draw:name="Rechthoek 2" text:anchor-type="paragraph"><svg:title/><svg:desc/><text:p text:style-name="P3"><text:span text:style-name="T4"><text:page-number text:fixed="false">9</text:page-number></text:span></text:p><draw:enhanced-geometry draw:type="non-primitive" svg:viewBox="0 0 21600 21600" draw:enhanced-path="M 0 0 L 21600 0 21600 21600 0 21600 Z N"/></draw:custom-shape></text:span></text:p>
      </style:header>
      <style:footer>
        <text:p text:style-name="P5">Documentatie TicketSystem door Naomi, Rick en Robby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icketsysteem</dc:title>
    <dc:description/>
    <dc:subject>project scrum / wordpress</dc:subject>
    <meta:initial-creator>Naomi, Rick &amp;Robby</meta:initial-creator>
    <dc:creator>Robby van der Linden</dc:creator>
    <meta:creation-date>2016-11-24T13:26:00Z</meta:creation-date>
    <dc:date>2016-11-24T13:26:00Z</dc:date>
    <meta:template xlink:href="Normal" xlink:type="simple"/>
    <meta:editing-cycles>2</meta:editing-cycles>
    <meta:editing-duration>PT0S</meta:editing-duration>
    <meta:document-statistic meta:page-count="13" meta:paragraph-count="5" meta:word-count="406" meta:character-count="2639" meta:row-count="18" meta:non-whitespace-character-count="2238"/>
  </office:meta>
</office:document-meta>
</file>